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0be29" officeooo:paragraph-rsid="0010be29"/>
    </style:style>
    <style:style style:name="P4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5" style:family="paragraph" style:parent-style-name="Table_20_Contents">
      <style:text-properties officeooo:rsid="00193a28" officeooo:paragraph-rsid="00193a28"/>
    </style:style>
    <style:style style:name="P6" style:family="paragraph" style:parent-style-name="Table_20_Contents">
      <style:text-properties officeooo:rsid="001a3ec9" officeooo:paragraph-rsid="001a3ec9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193a28" officeooo:paragraph-rsid="00193a28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3a28" officeooo:paragraph-rsid="00193a2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T1" style:family="text">
      <style:text-properties officeooo:rsid="00193a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2. Envoyer le courriel du systèm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re</text:p>
          </table:table-cell>
          <table:table-cell table:style-name="Table1.B1" office:value-type="string">
            <text:p text:style-name="P5">Envoyer le courriel du système</text:p>
          </table:table-cell>
        </table:table-row>
        <table:table-row>
          <table:table-cell table:style-name="Table1.A2" office:value-type="string">
            <text:p text:style-name="P4">Type</text:p>
          </table:table-cell>
          <table:table-cell table:style-name="Table1.B6" office:value-type="string">
            <text:p text:style-name="P3">Use-case général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6" office:value-type="string">
            <text:p text:style-name="P5">Le système envoie un courriel automatiquement.</text:p>
          </table:table-cell>
        </table:table-row>
        <table:table-row>
          <table:table-cell table:style-name="Table1.A2" office:value-type="string">
            <text:p text:style-name="P4">Acteurs</text:p>
          </table:table-cell>
          <table:table-cell table:style-name="Table1.B6" office:value-type="string">
            <text:p text:style-name="P6">Système</text:p>
          </table:table-cell>
        </table:table-row>
        <table:table-row>
          <table:table-cell table:style-name="Table1.A2" office:value-type="string">
            <text:p text:style-name="P4">Pré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4">Postconditions</text:p>
          </table:table-cell>
          <table:table-cell table:style-name="Table1.B6" office:value-type="string">
            <text:p text:style-name="P5">Le courriel est reçu par le destinataire</text:p>
          </table:table-cell>
        </table:table-row>
        <table:table-row>
          <table:table-cell table:style-name="Table1.A2" office:value-type="string">
            <text:p text:style-name="P4">Exceptions</text:p>
          </table:table-cell>
          <table:table-cell table:style-name="Table1.B7" office:value-type="string">
            <text:p text:style-name="P3">Aucune</text:p>
          </table:table-cell>
        </table:table-row>
      </table:table>
      <text:p text:style-name="P10"/>
      <text:p text:style-name="P7">Quand un acteur du système doit recevoir une information automatique, le système lui envoie l'information par courriel automatiquement.</text:p>
      <text:p text:style-name="P9"/>
      <text:p text:style-name="P11">Scénario d'opération</text:p>
      <text:list xml:id="list7767411560450647342" text:style-name="L1">
        <text:list-item>
          <text:p text:style-name="P8">Le système envoie le courriel en conséquence de ses tâche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9:58.034305054</dc:date>
    <meta:editing-duration>PT42M26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19" meta:word-count="71" meta:character-count="498" meta:non-whitespace-character-count="447"/>
  </office:meta>
</office:document-meta>
</file>